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F0000019E0A2FAC49.png"/>
  <manifest:file-entry manifest:media-type="image/png" manifest:full-path="Pictures/10000201000001900000017C1B96989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8.842cm" svg:height="8.4cm" svg:x="1.358cm" svg:y="4.6cm">
          <draw:image xlink:href="Pictures/10000201000001900000017C1B969892.png" xlink:type="simple" xlink:show="embed" xlink:actuate="onLoad">
            <text:p/>
          </draw:image>
        </draw:frame>
        <draw:frame draw:style-name="gr2" draw:layer="layout" svg:width="8.867cm" svg:height="0.962cm" svg:x="1.6cm" svg:y="13.6cm">
          <draw:text-box>
            <text:p>1. chose a background region</text:p>
          </draw:text-box>
        </draw:frame>
        <draw:frame draw:style-name="gr1" draw:text-style-name="P1" draw:layer="layout" svg:width="8.6cm" svg:height="8.579cm" svg:x="15cm" svg:y="4.621cm">
          <draw:image xlink:href="Pictures/100002010000019F0000019E0A2FAC49.png" xlink:type="simple" xlink:show="embed" xlink:actuate="onLoad">
            <text:p/>
          </draw:image>
        </draw:frame>
        <draw:line draw:style-name="gr3" draw:text-style-name="P1" draw:layer="layout" svg:x1="10.8cm" svg:y1="8.8cm" svg:x2="13.2cm" svg:y2="8.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 tq</meta:initial-creator>
    <meta:creation-date>2018-12-06T14:24:02</meta:creation-date>
    <meta:editing-duration>PT2M25S</meta:editing-duration>
    <meta:editing-cycles>2</meta:editing-cycles>
    <meta:generator>OpenOffice/4.1.1$Unix OpenOffice.org_project/411m6$Build-9775</meta:generator>
    <dc:date>2018-12-06T14:26:25</dc:date>
    <dc:creator>ba tq</dc:creator>
    <meta:document-statistic meta:object-count="28"/>
  </office:meta>
</office:document-meta>
</file>